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center&gt;&lt;fieldset cellspacing ="10px" style="border: 1px solid #fff; background-color: white;width:550px;"&gt;&lt;legend&gt;&lt;span style="font-size:35px;font-family:times new roman;text-shadow: 1px 1px 2px #6495ED;text-align: left;"&gt;[color=#ffffff]MA PRÉSENTATION[/color]&lt;/span&gt;&lt;/legend&gt;&lt;table width="100%" cellspacing="8px" cellpadding="0px"&gt;&lt;td colspan=width="50%"&gt;&lt;span style="display: block; width:100px; height: 200px; margin: 10px; background: urlhttp://img11.hostingpics.net/pics/753840mini.png) center; ceter; border: 1px solid #6495ED;"&gt;&lt;/span&gt;&lt;td colspan=width="50%"&gt;[size=13] [color=#6495ED]❝ IT'S MY LIFE, IT'S NOW OR NEVER ♫ ♪ ❝[/color][/size][size=12]<text:line-break/>[justify][color=black][font=Arial]<text:line-break/>• [b]Prénom et Nom :[/b] Eren Morgan<text:line-break/>• [b]Sexe :[/b] Masculin<text:line-break/>• [b]Âge :[/b] 19 ans<text:line-break/>• [b]Race :[/b] Humain <text:line-break/>• [b]Occupation (élève, professeur,...) : simple humain<text:line-break/>• [b]Matière enseignées (pour les profs) :[/b] N/A<text:line-break/>• [b]Métier (pour les humains) :[/b]Sans activité <text:line-break/><text:line-break/>• [b]Provenance de votre avatar :[/b] Libertà de la storia della arcana famiglia<text:line-break/>• [b]Objets ou armes possédés :[/b] Une paire de revolvers<text:line-break/>• [b]Multi-comptes :[/b] N/A<text:line-break/>[/font][/color][/justify]<text:line-break/>[/size]&lt;/td&gt;&lt;/tr&gt;&lt;/table&gt;&lt;span style="display: block; width: 100%; margin-top: -10px;border-bottom: 2px solid #f2f2f2; margin-bottom:8PX;"&gt;&lt;/span&gt;[size=9]<text:line-break/>[justify][color=black][font=Arial]<text:line-break/>• [b]CODE :[/b] [hide][strike] Wesh gros on va tous crever[/strike]</text:p>
      <text:p text:style-name="Standard">La mort est tellement inéluctable qu'elle prend tout le monde[/hide]<text:line-break/>[/font][/color][/justify]<text:line-break/>[/size]&lt;div style="color:#6495ED;font-family:Georgia; font-size:15px;letter-spacing:2px;text-transform:uppercase;margin-top:5px;"&gt;DESCRIPTION PHYSIQUE ET MENTALE &lt;br&gt;[size=7](10 lignes minimum)[/size]&lt;/div&gt;&lt;span style="display: block; width: 100%; margin-top: -16px;border-bottom: 15px solid #f2f2f2;"&gt;&lt;/span&gt;[size=11]<text:line-break/>[justify]Du haut de ses dix-neuf balais, Eren n'est pas vraiment ce qu'on pourrait appeler une « armoire à glace ». Aux premiers abords, le jeune homme pourrait même paraître frêle. Mesurant aux alentours du mètre quatre-vingt, le garçon a l'allure de ceux qui n'ont pas assez mangé étant enfant, ou plutôt dans son cas qui ont été forcé à suivre un régime drastique. Hormis son apparence maigrichonne, Eren possède un physique des plus communs. Il semble pouvoir passer inaperçu dans à peu près n'importe quelle situation, ce qui lui a rendu bien des services. De son attitude nonchalante à son costume débraillé, tout en lui respire l'envie de discrétion. Il n'est pas du genre à se faire remarquer, et moins on parle de lui, mieux il se porte. </text:p>
      <text:p text:style-name="Standard"/>
      <text:p text:style-name="Standard">Parlons en, de son accoutrement. Eren n'a pas pour habitude de vraiment faire attention à son apparence. La manie qu'il a de porter quasiment systématique un costard-cravate n'est en fait qu'une déformation « professionnelle » si on peut dire. Il n'a porté que ça et des habits d'entraînement depuis qu'il est enfant, mais ce n'est pas pour autant qu'il attache de l'importance à sa tenue vestimentaire. N'importe qui pourra d'ailleurs bien rapidement remarqué que ses costumes ne sont jamais bien mis: de temps en temps sa cravate est complètement desserrée, à moins que ce ne soit son col qui soit relevé où sa manche sens dessus dessous. En bref, il ne faut pas attendre de lui une tenue exemplaire. </text:p>
      <text:p text:style-name="Standard"/>
      <text:p text:style-name="Standard">Au final, la seule partie intéressante du physique d'Eren reste son visage. A l'image de ses vêtements, sa chevelure blonde est toujours en désordre, sans que cela ne le dérange le moins du monde. Ses cheveux sont coupés mi-longs, de manière à ce qu'ils puissent tout de même gêner sa <text:soft-page-break/>vue de temps à autre. Mais, si sa tignasse n'est jamais que l'apothéose de son apparence négligée, son regard, quant à lui, jure avec cet ensemble pourtant bien accordé. A l'instar de son comportement, ses deux grands yeux verts expriment des sentiments totalement contradictoires. Ils sont parfois tellement inexpressifs qu'on pourrait se demander si Eren n'est pas plongé dans un coma cérébrale; ce regard est d'ailleurs plutôt effrayant, tant il est froid et tant on peut y lire une absence de sentiment, un dénuement total d'humanité. A contrario, dans certaines situations l'expression d'Eren change radicalement pour se transformer en un émerveillement béat, presque infantile. De manière générale, le garçon fait plus jeune que son âge. C'est un peu comme s'il avait grandi trop vite et que son corps n'avait pas suivi. </text:p>
      <text:p text:style-name="Standard"/>
      <text:p text:style-name="Standard">Et pour cause... Si dans l'allure d'Eren, c'est le bordel, ce n'est pas beaucoup mieux dans sa tête. En fait, son physique dresse un tableau assez fidèle du personnage : pas tout à fait fini. D'un côté, Eren possède cette imperturbabilité très dérangeante, ce visage neutre et extrêmement perturbant. L'origine de ce trait est qu'il a été formé toute son enfance à tuer sans éprouver de sentiment, il a été conditionné pendant toute sa jeunesse à mettre de côté ses émotions, à ne rien ressentir. Ainsi, il peut parfois paraître inhumain, par sa froideur et son incapacité totale à avoir une réaction normale. Ce trait de sa non personnalité est fortement accentué par le fait que sa condition l'a amené à être très peu en contact avec le monde extérieur, et de ce fait à ne pas vraiment <text:s/>savoir comment se comporter en société. La plupart du temps, le jeune homme est complètement à côté de la plaque. Les relations autres que supérieur hiérarchique ou collaborateur temporaire lui sont totalement inconnues. Les interactions sociales ne sont pour lui qu'un vaste brouillard qu'il est totalement incapable de percer. Ne vous trompez pas, il ne s'agit pas de méchanceté ou de mauvaise volonté... Eren est tout simplement incapable de se comporter normalement. </text:p>
      <text:p text:style-name="Standard"/>
      <text:p text:style-name="Standard">Et pourtant... Ce n'est pas faute d'essayer. Le reste du temps, son côté « serial killer » s'efface pour laisser place à... un véritable gamin. Le blondin cherche à rattraper toutes les années qu'il a perdues, et veut apprendre le plus de choses possibles. Il va passer son temps à s'émerveiller de tout et de rien, à mettre en action sa curiosité maladive pour en apprendre le maximum sur le monde qui l'entoure, pour devenir quelqu'un de « normal », savoir comment se comporter avec d'autres gens, bref réintégrer la société. Loin d'être bête, Eren est bien conscient des lacunes qu'il a entre autres dans le domaine des rapports sociaux. C'est un garçon très solitaire par nature, mais qui donnerait tout pour avoir quelqu'un à ses côté, pour trouver une sorte de « guide », un ami -aussi peu qu'il comprenne cette notion- qui pourrait lui apprendre tout ça, l'aider à découvrir les tonnes de choses qu'il a manquées et qu'il rêve de rattraper.</text:p>
      <text:p text:style-name="Standard"/>
      <text:p text:style-name="Standard">De par son inexpérience chronique, le jeune homme a développé une naïveté atterrante. Il croira pratiquement tout ce que vous lui racontez, pour peu que vous y mettiez un minimum de forme. C'est pourquoi les quelques personnes qu'il fréquente prennent un malin plaisir à le taquiner en inventant des histoires à dormir debout. D'autre part, Eren a du coup une tendance alarmante à faire confiance à n'importe qui. Pour lui, tout le monde a une expérience supérieure à la sienne et par conséquent, il prend tout ce qu'on lui dit pour une vérité absolue. D'un certain côté, sa candeur fait de lui une personne extrêmement facile à vivre. Le blondin n'est pas du genre à être en désaccord avec les autres, son endoctrinement l'a rendu très docile et il suivra sans trop poser de question.</text:p>
      <text:p text:style-name="Standard"/>
      <text:p text:style-name="Standard">D'un naturel très calme, les seuls moments où vous verrez notre garçon aux yeux verts sortir de sa torpeur sont ces éclats de curiosité, où il devient pratiquement fou. Il est pratiquement impossible de le faire sortir de ses gonds ; vous ne parviendrez pas à l'énerver, à le rendre triste ou à le faire douter. Sa manière de voir les choses est à des années lumières de celle des gens normaux.</text:p>
      <text:p text:style-name="Standard"/>
      <text:p text:style-name="Standard">En somme, Eren est un peu un enfant dans un corps d'adulte. Toutes les choses « communes » lui sont inconnues : la cuisine, la lecture, l'écriture, bref tout ce qui ne lui a pas été utile pendant sa « formation ».<text:line-break/><text:soft-page-break/><text:line-break/>[/justify]<text:line-break/>[/size]&lt;div style="color:#6495ED;font-family:Georgia; font-size:15px;letter-spacing:2px;text-transform:uppercase;"&gt;HISTOIRE &lt;br&gt;[size=7](10 lignes minimum)[/size]&lt;/div&gt;&lt;span style="display: block; width: 100%; margin-top: -16px;border-bottom: 15px solid #f2f2f2;"&gt;&lt;/span&gt;[size=11]<text:line-break/>[justify]</text:p>
      <text:p text:style-name="Standard">Eren fait partie de ces gens qui sont nés sans bonne étoile, ceux que les dieux (*ahem*) ont abandonnés à la naissance pour finalement se rappeler de leur existence une décennie et demie plus tard.,,</text:p>
      <text:p text:style-name="Standard"/>
      <text:p text:style-name="Standard"><text:s/>Il y a une vingtaine d'années, le gouvernement britannique décida de créer un centre spécial, dont la mission était de récupérer des enfants à peine sortis du berceau pour en faire les membres d'une unité d'élite, servant d'agents spéciaux d'élite pour remplir docilement les contrats les plus moralement douteux (aaah, ces mégalo...). Une sorte de d'armée de l'ombre, des assassins formés et endoctrinés de la façon la plus efficace qui soit. Mais une interrogation subsistait quant à la création de cette unité permettant au gouvernement de faire le sale boulot sans (trop) se salir les mains : où trouver de telles recrues? La réponse vint aussi vite que la question ne fut posée; chez ceux qui n'ont rien. Ainsi, des ministres commencèrent à écumer le pays pour trouver des femmes désespérées, celles qui avaient donné naissance par accident, qui avaient été abandonnées par leur mari ou qui n'avaient tout simplement pas les moyens de subvenir aux besoins de leur progéniture et, en échange d'un gros chèque et d'une promesse hypocrite de bons soins, les débarrassaient de ce fardeau.</text:p>
      <text:p text:style-name="Standard"/>
      <text:p text:style-name="Standard">Eren n'a pas eu, pour ainsi dire, une enfance comme les autres. En lieu et place de la lecture, l'histoire ou la géométrie, le garçon apprit dès son plus jeune âge l'art d'utiliser des armes à feu, l'infiltration, les différentes techniques d'assassinat ou encore le crochetage de serrure. Pendant près de dix ans, il ne fut jamais en contact avec le monde extérieur, n'eut pour seule compagnie que ses camarades d'infortune et ses instructeurs. Les enfants ayant été choisis pour participer à ce programme avait été privés de tout ce qui forgeait une personne normale : les loisirs, les amis, la famille... Mais ils n'en étaient pas malheureux pour autant, n'ayant même pas conscience de l'existence de ces choses. Ainsi, une décennie durant, Eren fut formaté, conditionné, on le prépara à accomplir des choses que peu d'humains pouvaient se targuer ne serait-ce que d'être capables de réaliser. On leur apprit à s'abstraire de tous leurs sentiments inutiles, à effectuer des tâches de manière méthodique et efficace. Le pire dans tout cela, c'est qu'Eren était plutôt doué dans ce qu'il faisait. Vous me direz, quand on passe quinze années de sa vie à faire la même chose, à entendre les mêmes discours, les mêmes leçons, il arrive forcément un point où on maîtrise...</text:p>
      <text:p text:style-name="Standard"/>
      <text:p text:style-name="Standard">Et puis, alors qu'il venait d'atteindre ses seize ans, le jeune homme fut mis à contribution pour faire ce qu'on attendait de lui -pour de vrai cette fois. Il devint, ainsi qu'une partie de ses congénères, une véritable arme au service du gouvernement, une machine à tuer dont les seuls mots d'ordre étaient l'obéissance et l'efficacité. Le plan mis en place vingt ans auparavant se mit véritablement en route, l'unité d'élite ainsi créée fit son office, démantelant les réseaux clandestins et assassinant les opposants politiques. De parfaits petits soldats, des robots sans états d'âme, dont la loyauté ne faisait aucun doute.</text:p>
      <text:p text:style-name="Standard"/>
      <text:p text:style-name="Standard">Seulement, bien rapidement des voix s'élevèrent contre ce système : le traitement infligé aux enfants sélectionnés de la sorte était inhumain -bien qu'ils n'en soient pas conscients, et des questions d'éthique virent le jour. Tardivement, certes, mais avec virulence. On convint qu'il n'était pas envisageable de continuer à priver ainsi des personnes d'avoir la possibilité de vivre une vie normale et, d'avoir un libre arbitre. Ainsi, il y a un an, la section spéciale fut démantelée et tous ses membres réaffectés, le gouvernement étouffant tant bien que mal l'affaire, qui lui aurait valu une <text:soft-page-break/>très mauvaise publicité auprès de la population. Quant aux « agents »... Ne sachant pas vraiment quoi faire d'eux, les ministres décidèrent de s'en débarrasser. Ils libérèrent les enfants dans la nature, les laissant se débrouiller seuls pour réintégrer la société, avec comme seule aide -et moyen de se donner bonne conscience- une quantité astronomique d'argent en guise de « dédommagement ». Certains devinrent gardes du corps, agents de sécurité... Eren, quant à lui, prit conscience de tout ce à côté de quoi il était passé. Il se rendit compte du gouffre qu'il existait entre eux et les personnes normales, culturellement et socialement. Le blondin décida de rattraper son retard, mettant à profit l'argent qu'il venait d'acquérir pour découvrir le monde, se remettre à la page. Et les dieux savent qu'il y a du travail...</text:p>
      <text:p text:style-name="Standard"><text:line-break/>[/justify]<text:line-break/>[/size]&lt;div style="color:#6495ED;font-family:Georgia; font-size:15px;letter-spacing:2px;text-transform:uppercase;"&gt;Domaine Divin&lt;/div&gt;&lt;span style="display: block; width: 100%; margin-top: -16px;border-bottom: 15px solid #f2f2f2;"&gt;&lt;/span&gt;[size=11]<text:line-break/>[justify]Soon... (ou pas)<text:line-break/><text:line-break/>[/justify]<text:line-break/>[/size]&lt;/legend&gt;[color=#d6d6d6]CODAGE PAR PUPPY SUR [url=<text:a xlink:type="simple" xlink:href="http://forum-theme.forumperso.com/%5DLG%5B/url%5D%5B/color" text:style-name="Internet_20_link" text:visited-style-name="Visited_20_Internet_20_Link">http://forum-theme.forumperso.com/]LG[/url][/color</text:a>]&lt;/fieldset&gt;&lt;/center&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1T21:29:51.94</meta:creation-date>
    <dc:date>2014-10-27T13:08:06.49</dc:date>
    <meta:editing-duration>P2DT9H41M6S</meta:editing-duration>
    <meta:editing-cycles>469</meta:editing-cycles>
    <meta:generator>OpenOffice/4.1.1$Win32 OpenOffice.org_project/411m6$Build-9775</meta:generator>
    <meta:document-statistic meta:table-count="0" meta:image-count="0" meta:object-count="0" meta:page-count="4" meta:paragraph-count="15" meta:word-count="2017" meta:character-count="13326"/>
  </office:meta>
</office:document-meta>
</file>